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paragraph-properties fo:padding="0in" fo:border="none"/>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3" style:family="paragraph" style:parent-style-name="Text_20_body">
      <style:paragraph-properties fo:padding="0in" fo:border="none"/>
      <style:text-properties style:use-window-font-color="true" style:font-name="Apple Garamond Light" fo:font-size="12pt"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P4" style:family="paragraph" style:parent-style-name="Text_20_body">
      <style:paragraph-properties fo:padding="0in" fo:border="none"/>
      <style:text-properties style:use-window-font-color="true" style:font-name="Times New Roman"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Text_20_body">
      <style:paragraph-properties fo:padding="0in" fo:border="none"/>
      <style:text-properties style:use-window-font-color="true" style:font-name="Times New Roman"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6" style:family="paragraph" style:parent-style-name="Code">
      <style:text-properties fo:font-weight="bold" style:font-weight-asian="bold" style:font-weight-complex="bold"/>
    </style:style>
    <style:style style:name="P7" style:family="paragraph" style:parent-style-name="Cod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8" style:family="paragraph" style:parent-style-name="Code">
      <style:text-properties fo:font-weight="normal" style:font-weight-asian="normal" style:font-weight-complex="normal"/>
    </style:style>
    <style:style style:name="P9" style:family="paragraph" style:parent-style-name="Code">
      <style:paragraph-properties fo:text-align="justify" style:justify-single-word="false"/>
    </style:style>
    <style:style style:name="P10" style:family="paragraph" style:parent-style-name="Code">
      <style:paragraph-properties fo:margin-top="0in" fo:margin-bottom="0in"/>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1" style:family="paragraph" style:parent-style-name="Code">
      <style:paragraph-properties fo:margin-top="0in" fo:margin-bottom="0in"/>
      <style:text-properties style:use-window-font-color="true" style:font-name="Nimbus Mono L1"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2" style:family="paragraph" style:parent-style-name="Code">
      <style:paragraph-properties fo:margin-top="0in" fo:margin-bottom="0in" fo:padding="0in" fo:border="none"/>
      <style:text-properties style:use-window-font-color="true" style:font-name="Nimbus Mono L1" fo:font-size="12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3" style:family="paragraph" style:parent-style-name="Standard">
      <style:paragraph-properties fo:margin-top="0in" fo:margin-bottom="0in"/>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4" style:family="paragraph" style:parent-style-name="Code">
      <style:paragraph-properties fo:margin-top="0in" fo:margin-bottom="0.0835in"/>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5" style:family="paragraph" style:parent-style-name="Code" style:master-page-name="">
      <style:paragraph-properties style:page-number="auto"/>
    </style:style>
    <style:style style:name="P16" style:family="paragraph" style:parent-style-name="Code" style:master-page-name="">
      <style:paragraph-properties style:page-number="auto"/>
      <style:text-properties fo:font-weight="normal" style:font-weight-asian="normal" style:font-weight-complex="normal"/>
    </style:style>
    <style:style style:name="P17" style:family="paragraph" style:parent-style-name="Code" style:master-page-name="">
      <style:paragraph-properties fo:text-align="justify" style:justify-single-word="false" style:page-number="auto"/>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margin-top="0.0591in" fo:margin-bottom="0.0591in" fo:line-height="150%" fo:text-align="justify" style:justify-single-word="false">
        <style:tab-stops/>
      </style:paragraph-properties>
    </style:style>
    <style:style style:name="P21" style:family="paragraph" style:parent-style-name="Heading_20_1">
      <style:paragraph-properties fo:margin-top="0.1665in" fo:margin-bottom="0.0835in" fo:padding="0in" fo:border="none" fo:keep-with-next="always"/>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P22" style:family="paragraph" style:parent-style-name="Code">
      <style:paragraph-properties fo:margin-top="0in" fo:margin-bottom="0in"/>
    </style:style>
    <style:style style:name="P23" style:family="paragraph" style:parent-style-name="Heading_20_2">
      <style:paragraph-properties fo:margin-top="0.1665in" fo:margin-bottom="0.0835in" fo:keep-with-next="always"/>
    </style:style>
    <style:style style:name="P24" style:family="paragraph" style:parent-style-name="Heading_20_2">
      <style:paragraph-properties fo:margin-top="0.1665in" fo:margin-bottom="0.0835in" fo:keep-with-next="always"/>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ffff00" style:font-weight-asian="normal" style:font-weight-complex="normal"/>
    </style:style>
    <style:style style:name="T6" style:family="text">
      <style:text-properties fo:font-weight="normal" style:font-style-asian="italic" style:font-weight-asian="normal" style:font-style-complex="italic" style:font-weight-complex="normal"/>
    </style:style>
    <style:style style:name="T7" style:family="text">
      <style:text-properties style:use-window-font-color="true" fo:font-style="italic" fo:font-weight="normal" style:font-style-asian="italic" style:font-weight-asian="normal" style:font-size-complex="12pt" style:font-style-complex="italic" style:font-weight-complex="normal"/>
    </style:style>
    <style:style style:name="T8" style:family="text">
      <style:text-properties style:use-window-font-color="true" fo:font-style="italic" fo:font-weight="normal" style:font-name-asian="DejaVu Sans" style:font-style-asian="italic" style:font-weight-asian="normal" style:font-name-complex="Tahoma" style:font-size-complex="12pt" style:font-style-complex="italic" style:font-weight-complex="normal"/>
    </style:style>
    <style:style style:name="T9"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0" style:family="text">
      <style:text-properties style:use-window-font-color="true" style:font-name="Apple Garamond Light" fo:font-size="12pt"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1" style:family="text">
      <style:text-properties style:use-window-font-color="true" fo:font-weight="normal" style:font-name-asian="DejaVu Sans" style:font-style-asian="normal" style:font-weight-asian="normal" style:font-name-complex="Tahoma" style:font-size-complex="12pt" style:font-style-complex="normal" style:font-weight-complex="normal"/>
    </style:style>
    <style:style style:name="T12" style:family="text">
      <style:text-properties style:use-window-font-color="true" fo:font-weight="normal" style:font-name-asian="DejaVu Sans" style:font-style-asian="normal" style:font-weight-asian="normal" style:font-name-complex="Tahoma" style:font-size-complex="10pt" style:font-style-complex="normal" style:font-weight-complex="normal"/>
    </style:style>
    <style:style style:name="T13" style:family="text">
      <style:text-properties style:use-window-font-color="true" style:font-name="Times New Roman"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4" style:family="text">
      <style:text-properties style:use-window-font-color="true" style:font-name="Times New Roman" fo:font-size="12pt"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5" style:family="text">
      <style:text-properties style:use-window-font-color="true" style:font-name="Times New Roman" fo:font-style="italic" fo:font-weight="normal" style:font-name-asian="DejaVu Sans" style:font-style-asian="italic" style:font-weight-asian="normal" style:font-name-complex="Tahoma" style:font-size-complex="12pt" style:font-style-complex="italic" style:font-weight-complex="normal"/>
    </style:style>
    <style:style style:name="T16"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style:font-size-complex="10pt"/>
    </style:style>
    <style:style style:name="T20" style:family="text">
      <style:text-properties style:font-name="Nimbus Mono L1"/>
    </style:style>
    <style:style style:name="T21" style:family="text">
      <style:text-properties style:font-name="Nimbus Mono L1" style:font-size-asian="10pt" style:font-size-complex="10pt"/>
    </style:style>
    <style:style style:name="T22" style:family="text">
      <style:text-properties style:font-name="Nimbus Mono L1" fo:font-size="10pt" fo:font-style="italic" style:font-size-asian="10pt" style:font-style-asian="italic" style:font-size-complex="10pt" style:font-style-complex="italic"/>
    </style:style>
    <style:style style:name="T23" style:family="text">
      <style:text-properties style:font-name="Nimbus Mono L1" fo:font-weight="bold" style:font-size-asian="10pt" style:font-weight-asian="bold" style:font-size-complex="10pt" style:font-weight-complex="bold"/>
    </style:style>
    <style:style style:name="T24" style:family="text">
      <style:text-properties style:font-name="Apple Garamond1" fo:font-size="12pt" style:font-size-asian="12pt" style:font-size-complex="12pt"/>
    </style:style>
    <style:style style:name="T25" style:family="text">
      <style:text-properties style:font-name="Times New Roman" fo:font-size="12pt" fo:font-style="normal" style:font-size-asian="12pt" style:font-style-asian="normal" style:font-size-complex="12pt" style:font-style-complex="normal"/>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style style:name="T2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font-name="Segoe UI" fo:font-size="10pt" fo:language="en" fo:country="US" style:language-asian="zxx" style:country-asian="none" style:language-complex="zxx" style:country-complex="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Classes &amp; Objects</text:h>
      <text:h text:style-name="P24" text:outline-level="2"><draw:frame draw:style-name="fr1" draw:name="graphics1" text:anchor-type="paragraph" svg:width="6.6665in" svg:height="0.052in" draw:z-index="0"><draw:image xlink:href="../../../../../../usr/lib/libreoffice/share/gallery/rulers/blurulr6.gif" xlink:type="simple" xlink:show="embed" xlink:actuate="onLoad"/></draw:frame>Creating a Square</text:h>
      <text:p text:style-name="P20">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22"><text:span text:style-name="T16">#square.rb</text:span></text:p>
      <text:p text:style-name="P10"/>
      <text:p text:style-name="P10">class Square</text:p>
      <text:p text:style-name="P10">end</text:p>
      <text:p text:style-name="P20">We have written an empty class. The word <text:span text:style-name="Code_20_Char"><text:span text:style-name="T1">class</text:span></text:span><text:span text:style-name="T3"> </text:span><text:span text:style-name="T4">tells that we are writing a definition of a class. What follows the class keyword is the name of the class, in this case is </text:span><text:span text:style-name="Code_20_Char"><text:span text:style-name="T7">Square</text:span></text:span><text:span text:style-name="T4">. One must note that </text:span><text:span text:style-name="T5">name of a class in Ruby must start with a capital letter</text:span><text:span text:style-name="T4">.</text:span></text:p>
      <text:p text:style-name="P20"><text:span text:style-name="T4">A square has got four sides, all have the same length. We now put an variable into square called </text:span><text:span text:style-name="Code_20_Char"><text:span text:style-name="T7">side_length</text:span></text:span><text:span text:style-name="T17">.</text:span></text:p>
      <text:p text:style-name="P10">#square.rb</text:p>
      <text:p text:style-name="P10"/>
      <text:p text:style-name="P10">class Square</text:p>
      <text:p text:style-name="P10"><text:tab/><text:span text:style-name="T3">attr_accessor :side_length</text:span></text:p>
      <text:p text:style-name="P10">end</text:p>
      <text:p text:style-name="P20"><text:span text:style-name="T17">You might ask what </text:span><text:span text:style-name="Code_20_Char"><text:span text:style-name="T7">attr_accessor</text:span></text:span><text:span text:style-name="T17"> is, it stands for attribute accessors, which enables you to get and set the </text:span><text:span text:style-name="Code_20_Char"><text:span text:style-name="T7">side_length</text:span></text:span><text:span text:style-name="T17"> easily. <text:s/>To continue a shallow learning curve lets stop here. Lets use this square class and see how it works. Modify the code above as shown below:</text:span></text:p>
      <text:p text:style-name="P10">#<text:a xlink:type="simple" xlink:href="https://raw.github.com/mindaslab/ilrx/master/square.rb">square.rb</text:a></text:p>
      <text:p text:style-name="P10"/>
      <text:p text:style-name="P10">class Square</text:p>
      <text:p text:style-name="P10"><text:tab/>attr_accessor :side_length</text:p>
      <text:p text:style-name="P10">end</text:p>
      <text:p text:style-name="P10"/>
      <text:p text:style-name="P11">s1 = Square.new # creates a new square</text:p>
      <text:p text:style-name="P11">s1.side_length = 5 # sets its side length</text:p>
      <text:p text:style-name="P11">puts "Side length of s1 = #{s1.side_length}" # prints the side length</text:p>
      <text:p text:style-name="P4">When you execute the above code, this is what you will get as result</text:p>
      <text:p text:style-name="P10">Side length of s1 = 5 </text:p>
      <text:p text:style-name="P20">Lets walk thru the newly added code, take the line</text:p>
      <text:p text:style-name="P10">s1 = Square.new</text:p>
      <text:p text:style-name="P20"><text:span text:style-name="T17">In the above statement we create a new square and store its parameters into a variable called </text:span><text:span text:style-name="Code_20_Char"><text:span text:style-name="T7">s1</text:span></text:span><text:span text:style-name="T17">. A new class instance can be created by using </text:span><text:span text:style-name="Code_20_Char"><text:span text:style-name="T6">&lt;class name&gt;.new</text:span></text:span><text:span text:style-name="T17">. <text:s/>Having created a new square, we can now access its </text:span><text:span text:style-name="Code_20_Char"><text:span text:style-name="T7">side_length</text:span></text:span><text:span text:style-name="T17"> using the <text:s/>dot operator '.'. So we first set the </text:span><text:span text:style-name="Code_20_Char"><text:span text:style-name="T7">side_length</text:span></text:span><text:span text:style-name="T17"> to five units using the following statement</text:span></text:p>
      <text:p text:style-name="P10"><text:soft-page-break/>s1.side_length = 5</text:p>
      <text:p text:style-name="P20"><text:span text:style-name="T18">Now having assigned the side length, we can use it for any purpose. Now we </text:span><text:span text:style-name="T17">just</text:span><text:span text:style-name="T18"> simply print the </text:span><text:span text:style-name="Code_20_Char"><text:span text:style-name="T7">side_length</text:span></text:span><text:span text:style-name="T18"> of square using the following statement;</text:span></text:p>
      <text:p text:style-name="P10">puts "Side length of s1 = #{s1.side_length}"</text:p>
      <text:h text:style-name="P24" text:outline-level="2">Functions in Class</text:h>
      <text:p text:style-name="P20">We have a class called square <text:s/>which has a attribute named <text:span text:style-name="Code_20_Char">side_length</text:span>. With the <text:span text:style-name="Code_20_Char">side_length</text:span> we can find the squares area, its perimeter and its diagonal length. In this example I am going to find the area and perimeter. Why I omit diagonal length? Well its my <text:span text:style-name="T17">wish</text:span>, if you are not happy about it modify this book and redistribute it. So lets add two functions to find our area and perimeter. Modify the code as shown ( I am saving the modified code in a file called square_1.rb <text:s/>)</text:p>
      <text:p text:style-name="P10">#square_1.rb</text:p>
      <text:p text:style-name="P10"/>
      <text:p text:style-name="P10">class Square</text:p>
      <text:p text:style-name="P10"><text:tab/>attr_accessor :side_length</text:p>
      <text:p text:style-name="P10"><text:tab/></text:p>
      <text:p text:style-name="P10"><text:tab/><text:span text:style-name="T3">def area</text:span></text:p>
      <text:p text:style-name="P11"><text:tab/><text:tab/>@side_length * @side_length</text:p>
      <text:p text:style-name="P11"><text:tab/>end</text:p>
      <text:p text:style-name="P11"><text:tab/></text:p>
      <text:p text:style-name="P11"><text:tab/>def perimeter</text:p>
      <text:p text:style-name="P11"><text:tab/><text:tab/>4 * @side_length</text:p>
      <text:p text:style-name="P11"><text:tab/>end</text:p>
      <text:p text:style-name="P10">end</text:p>
      <text:p text:style-name="P20">In the highlighted code above you see that I have added two functions, one named <text:span text:style-name="Code_20_Char">area</text:span> and another named <text:span text:style-name="Code_20_Char">perimeter</text:span> which computes and returns the area and perimeter of the square respectively . These functions are very similar to any other function we have <text:span text:style-name="T17">created</text:span> before, only now its placed inside a class. <text:s/>Lets write some additional code to exploit the new features we have added, just add the code highlighted below and run it</text:p>
      <text:p text:style-name="P10">#<text:a xlink:type="simple" xlink:href="https://raw.github.com/mindaslab/ilrx/master/square_1.rb">square_1.rb</text:a></text:p>
      <text:p text:style-name="P10"/>
      <text:p text:style-name="P10">class Square</text:p>
      <text:p text:style-name="P10"><text:tab/>attr_accessor :side_length</text:p>
      <text:p text:style-name="P10"><text:tab/></text:p>
      <text:p text:style-name="P10"><text:tab/>def area</text:p>
      <text:p text:style-name="P10"><text:tab/><text:tab/>@side_length * @side_length</text:p>
      <text:p text:style-name="P10"><text:tab/>end</text:p>
      <text:p text:style-name="P10"><text:tab/></text:p>
      <text:p text:style-name="P10"><text:tab/>def perimeter</text:p>
      <text:p text:style-name="P10"><text:tab/><text:tab/>4 * @side_length</text:p>
      <text:p text:style-name="P10"><text:tab/>end</text:p>
      <text:p text:style-name="P10">end</text:p>
      <text:p text:style-name="P10"/>
      <text:p text:style-name="P10">a = Square.new</text:p>
      <text:p text:style-name="P10">a.side_length = 5</text:p>
      <text:p text:style-name="P10">puts "Area: #{a.area}"</text:p>
      <text:p text:style-name="P10">puts "Perimeter: #{a.perimeter}"</text:p>
      <text:p text:style-name="P1">Run the example and here is what you will get as output</text:p>
      <text:p text:style-name="P10">Area: 25 </text:p>
      <text:p text:style-name="P10">Perimeter: 20 </text:p>
      <text:p text:style-name="P5"><text:soft-page-break/>The explanation is pretty straight forward in the following lines</text:p>
      <text:p text:style-name="P10">a = Square.new</text:p>
      <text:p text:style-name="P10">a.side_length = 5</text:p>
      <text:p text:style-name="P20"><text:span text:style-name="T13">We have declared a new square and have assigned</text:span><text:span text:style-name="T9"> </text:span><text:span text:style-name="Code_20_Char"><text:span text:style-name="T8">side_length</text:span></text:span><text:span text:style-name="T9"> </text:span><text:span text:style-name="T13">as </text:span><text:span text:style-name="Code_20_Char"><text:span text:style-name="T15">5</text:span></text:span><text:span text:style-name="T13"> units. In lines below we simply print out the values of</text:span><text:span text:style-name="T9"> </text:span><text:span text:style-name="Code_20_Char"><text:span text:style-name="T11">a.area</text:span></text:span><text:span text:style-name="T9"> </text:span><text:span text:style-name="T13">and</text:span><text:span text:style-name="T9"> </text:span><text:span text:style-name="Code_20_Char"><text:span text:style-name="T11">a.perimeter</text:span></text:span></text:p>
      <text:p text:style-name="P10">puts "Area: <text:span text:style-name="T3">#{a.area}</text:span>"</text:p>
      <text:p text:style-name="P10">puts "Perimeter: <text:span text:style-name="T3">#{a.perimeter}</text:span>"</text:p>
      <text:p text:style-name="P20">See how we have embedded the values of a's area and perimeter ( <text:span text:style-name="T13">highlighted</text:span> in the code above ). One thing must be irking you if you are reading this book right, see the function area:</text:p>
      <text:p text:style-name="P13">def area</text:p>
      <text:p text:style-name="P10"><text:tab/><text:span text:style-name="T3">@side_length * @side_length</text:span></text:p>
      <text:p text:style-name="P12">end</text:p>
      <text:p text:style-name="P20">We know that square has an attribute called side_length which is defined by the statement <text:s/><text:span text:style-name="Code_20_Char"><text:span text:style-name="T19">attr_accessor :side_length</text:span></text:span><text:span text:style-name="T21"> </text:span><text:span text:style-name="T14">well as shown in highlighted code </text:span><text:span text:style-name="T13">above</text:span><text:span text:style-name="T14"> we have used</text:span><text:span text:style-name="T10"> </text:span><text:span text:style-name="Code_20_Char"><text:span text:style-name="T12">@side_length</text:span></text:span><text:span text:style-name="T10"> </text:span><text:span text:style-name="T14">instead of</text:span><text:span text:style-name="T10"> </text:span><text:span text:style-name="Code_20_Char"><text:span text:style-name="T12">side_length</text:span></text:span><text:span text:style-name="T10"> </text:span><text:span text:style-name="T14">, thats because inside the class, class-variables are prefixed with @ (at) symbol. This helps us to identify between class variables and local variables or functions that share the same name.</text:span></text:p>
      <text:p text:style-name="P3"><office:annotation><dc:creator>Karthikeyan K</dc:creator><dc:date>2010-07-04T12:16:20</dc:date><text:p text:style-name="P25"><text:span text:style-name="T26">Give another example here</text:span></text:p></office:annotation></text:p>
      <text:h text:style-name="Heading_20_2" text:outline-level="2">Initializers or Constructors</text:h>
      <text:p text:style-name="P20">In previous examples where we dealt with squares, have you ever wondered what happens when you say like <text:span text:style-name="Code_20_Char">s = Square.new</text:span> ? Well in this case a new <text:span text:style-name="Code_20_Char">Square</text:span> gets created and its put inside the variable <text:span text:style-name="Code_20_Char">s</text:span>. If one asks a question weather we can do something when a Square initializes? The answer is yes! In fact you can do almost anything <text:span text:style-name="T13">you</text:span> want. All you have to do is to put code inside a function called initialize, this function gets called when ever there is a &lt;class name&gt;.new call</text:p>
      <text:p text:style-name="P20">Look at the example <text:span text:style-name="Code_20_Char">square2.rb</text:span> , take a good look at the highlighted or darkened lines, there we define a function called <text:span text:style-name="Code_20_Char">initialize</text:span> , this function takes in one argument named <text:span text:style-name="Code_20_Char">side_length</text:span> who's default value is zero. If <text:span text:style-name="Code_20_Char">side_length</text:span> is specified, it sets the <text:span text:style-name="Code_20_Char">@side_length</text:span> attribute in the square class to that value else <text:span text:style-name="Code_20_Char">@side_length</text:span> takes the default value of zero. Type square2.rb into text editor and execute it</text:p>
      <text:p text:style-name="Code">#<text:a xlink:type="simple" xlink:href="https://raw.github.com/mindaslab/ilrx/master/square_2.rb">square_2.rb</text:a></text:p>
      <text:p text:style-name="Code"/>
      <text:p text:style-name="Code">class Square</text:p>
      <text:p text:style-name="Code"><text:tab/>attr_accessor :side_length</text:p>
      <text:p text:style-name="Code"><text:tab/></text:p>
      <text:p text:style-name="Code"><text:tab/><text:span text:style-name="T3">def initialize side_length = 0</text:span></text:p>
      <text:p text:style-name="P6"><text:tab/><text:tab/>@side_length = side_length</text:p>
      <text:p text:style-name="P6"><text:tab/>end</text:p>
      <text:p text:style-name="Code"><text:tab/></text:p>
      <text:p text:style-name="Code"><text:tab/>def area</text:p>
      <text:p text:style-name="Code"><text:tab/><text:tab/>@side_length * @side_length</text:p>
      <text:p text:style-name="Code"><text:soft-page-break/><text:tab/>end</text:p>
      <text:p text:style-name="Code"><text:tab/></text:p>
      <text:p text:style-name="Code"><text:tab/>def perimeter</text:p>
      <text:p text:style-name="Code"><text:tab/><text:tab/>4 * @side_length</text:p>
      <text:p text:style-name="Code"><text:tab/>end</text:p>
      <text:p text:style-name="Code">end</text:p>
      <text:p text:style-name="Code"/>
      <text:p text:style-name="Code">s1 = Square.new 4</text:p>
      <text:p text:style-name="Code">s2 = Square.new</text:p>
      <text:p text:style-name="Code">s2.side_length = 5</text:p>
      <text:p text:style-name="Code"/>
      <text:p text:style-name="Code">puts "Area of s1 is #{s1.area} squnits"</text:p>
      <text:p text:style-name="Code">puts "Peimeter of s2 is #{s2.perimeter} units"</text:p>
      <text:p text:style-name="P20">Output</text:p>
      <text:p text:style-name="Code">Area of s1 is 16 squnits </text:p>
      <text:p text:style-name="Code">Perimeter of s2 is 20 units </text:p>
      <text:p text:style-name="P20">In the program concentrate on the following lines</text:p>
      <text:p text:style-name="Code">s1 = Square.new 4</text:p>
      <text:p text:style-name="Code">s2 = Square.new</text:p>
      <text:p text:style-name="Code">s2.side_length = 5</text:p>
      <text:p text:style-name="P20">In the first line <text:span text:style-name="Code_20_Char"><text:span text:style-name="T2">s1 = Square.new 4</text:span></text:span> we create a Square named <text:span text:style-name="Code_20_Char">s1</text:span> who's <text:span text:style-name="Code_20_Char">@side_length</text:span> is 4 units. In the second line <text:span text:style-name="Code_20_Char"><text:span text:style-name="T2">s2 = Square.new</text:span></text:span> we create a <text:span text:style-name="Code_20_Char"><text:span text:style-name="T2">Square</text:span></text:span> named <text:span text:style-name="Code_20_Char"><text:span text:style-name="T2">s2</text:span></text:span>, initially its side length (<text:span text:style-name="Code_20_Char"><text:span text:style-name="T2">@side_length</text:span></text:span>) would be set to zero units, only in the third line <text:span text:style-name="Code_20_Char"><text:span text:style-name="T2">s2.side_length = 5</text:span></text:span> its <text:span text:style-name="Code_20_Char"><text:span text:style-name="T2">@side_length</text:span></text:span> is set to <text:span text:style-name="Code_20_Char"><text:span text:style-name="T2">5</text:span></text:span> units.</text:p>
      <text:p text:style-name="P20">In rest of <text:span text:style-name="Code_20_Char"><text:span text:style-name="T2">the</text:span></text:span> code</text:p>
      <text:p text:style-name="Code">puts "Area of s1 is #{s1.area} squnits"</text:p>
      <text:p text:style-name="Code">puts "Peimeter of s2 is #{s2.perimeter} units"</text:p>
      <text:p text:style-name="P20">We print the area of Square<text:span text:style-name="Code_20_Char"><text:span text:style-name="T2"> s1</text:span></text:span> and <text:s/>perimeter of Square <text:span text:style-name="Code_20_Char"><text:span text:style-name="T2">s2</text:span></text:span> which produces the <text:span text:style-name="Code_20_Char"><text:span text:style-name="T2">desired</text:span></text:span> output.</text:p>
      <text:h text:style-name="P23" text:outline-level="2">Private Methods<text:span text:style-name="T9"><office:annotation><dc:creator>Karthikeyan K</dc:creator><dc:date>2010-07-04T12:39:48</dc:date><text:p text:style-name="P25"><text:span text:style-name="T26">A little more explanation what's private will be helpful</text:span></text:p></office:annotation></text:span></text:h>
      <text:p text:style-name="P20">By default the methods or functions in a class is public (can be accessed outside the classes scope), if you don't want it to be accessed by programs <text:span text:style-name="Code_20_Char"><text:span text:style-name="T2">outside</text:span></text:span> a class you can make it private. Lets create a class called Human, and have a private method, lets try to access it from outside the class <text:s/>and see what happens to it. Type in the program and execute it</text:p>
      <text:p text:style-name="P10"># <text:a xlink:type="simple" xlink:href="https://raw.github.com/mindaslab/ilrx/master/private_method.rb">private_method.rb</text:a></text:p>
      <text:p text:style-name="P10"/>
      <text:p text:style-name="P10">class Human</text:p>
      <text:p text:style-name="P10"><text:tab/>attr_accessor :name, :age</text:p>
      <text:p text:style-name="P10"><text:tab/></text:p>
      <text:p text:style-name="P10"><text:tab/>def tell_about_you</text:p>
      <text:p text:style-name="P10"><text:tab/><text:tab/>puts "Hello I am #{@name}. I am #{@age} years old"</text:p>
      <text:p text:style-name="P10"><text:tab/>end</text:p>
      <text:p text:style-name="P10"><text:tab/></text:p>
      <text:p text:style-name="P10"><text:tab/><text:span text:style-name="T3">private</text:span></text:p>
      <text:p text:style-name="P10"><text:tab/></text:p>
      <text:p text:style-name="P10"><text:tab/>def tell_a_secret</text:p>
      <text:p text:style-name="P10"><text:tab/><text:tab/>puts "I am not a human, I am a computer program. He! Hee!!"</text:p>
      <text:p text:style-name="P10"><text:tab/>end</text:p>
      <text:p text:style-name="P10"><text:tab/> </text:p>
      <text:p text:style-name="P10"><text:soft-page-break/>end</text:p>
      <text:p text:style-name="P10"/>
      <text:p text:style-name="P10">h = Human.new</text:p>
      <text:p text:style-name="P10">h.name = "Zigor"</text:p>
      <text:p text:style-name="P10">h.age = 314567</text:p>
      <text:p text:style-name="P10">h.tell_about_you</text:p>
      <text:p text:style-name="P10">h.tell_a_secret # this wont work</text:p>
      <text:p text:style-name="P20">The program above when executed produces the following result</text:p>
      <text:p text:style-name="P10">Hello I am Zigor. I am 314567 years old </text:p>
      <text:p text:style-name="P11">human.rb:20: private method `tell_a_secret' called for #&lt;Human:0xb7538678 @name="Zigor", @age=314567&gt; (NoMethodError) </text:p>
      <text:p text:style-name="P2"/>
      <text:p text:style-name="P20">Look at the highlighted line in the program, the function <text:span text:style-name="Code_20_Char">tell_a_secret</text:span> is placed under the keyword <text:span text:style-name="Code_20_Char">private</text:span>, this makes it not accessible from outside the class. Note the line when we call the method <text:span text:style-name="Code_20_Char">tell_a_secret</text:span> , it throws an error, in fact it says a no method <text:s/>error (<text:span text:style-name="T22">NoMethodError</text:span><text:span text:style-name="T23">) </text:span>which means that the called method does not exist in the class. It does not mean the computer is telling a lie, instead its safely keeping a secret.</text:p>
      <text:p text:style-name="P20">In programing you only let certain parts of your program visible to others, this helps keep the interface simple and give your users only the resource they really need to write code, this sort of hiding unwanted things uncomplicates programming.</text:p>
      <text:p text:style-name="P20">One might question, if there is no way to access a private method, then why we need to have it? Well there are ways to access it indirectly as you see in example below. Type it and execute it</text:p>
      <text:p text:style-name="P10"># <text:a xlink:type="simple" xlink:href="https://raw.github.com/mindaslab/ilrx/master/private_method_1.rb">private_method_1.rb</text:a></text:p>
      <text:p text:style-name="P10"/>
      <text:p text:style-name="P10">class Human</text:p>
      <text:p text:style-name="P10"><text:tab/>attr_accessor :name, :age</text:p>
      <text:p text:style-name="P10"><text:tab/></text:p>
      <text:p text:style-name="P10"><text:tab/>def tell_about_you</text:p>
      <text:p text:style-name="P10"><text:tab/><text:tab/>puts "Hello I am #{@name}. I am #{@age} years old"</text:p>
      <text:p text:style-name="P10"><text:tab/>end</text:p>
      <text:p text:style-name="P10"><text:tab/></text:p>
      <text:p text:style-name="P10"><text:tab/><text:span text:style-name="T3">def confess</text:span></text:p>
      <text:p text:style-name="P11"><text:tab/><text:tab/>tell_a_secret</text:p>
      <text:p text:style-name="P11"><text:tab/>end</text:p>
      <text:p text:style-name="P10"><text:tab/></text:p>
      <text:p text:style-name="P10"><text:tab/>private</text:p>
      <text:p text:style-name="P10"><text:tab/></text:p>
      <text:p text:style-name="P10"><text:tab/>def tell_a_secret</text:p>
      <text:p text:style-name="P14"><text:tab/><text:tab/>puts "I am not a human, I am a computer program. He! Hee!!"</text:p>
      <text:p text:style-name="P14"><text:tab/>end</text:p>
      <text:p text:style-name="P14"><text:tab/> </text:p>
      <text:p text:style-name="P14">end</text:p>
      <text:p text:style-name="P14"/>
      <text:p text:style-name="P10">h = Human.new</text:p>
      <text:p text:style-name="P10">h.name = "Zigor"</text:p>
      <text:p text:style-name="P10">h.age = 314567</text:p>
      <text:p text:style-name="P10">h.tell_about_you</text:p>
      <text:p text:style-name="P10">h.confess</text:p>
      <text:p text:style-name="P20">This is how the result will be</text:p>
      <text:p text:style-name="P7"><text:soft-page-break/>Hello I am Zigor. I am 314567 years old </text:p>
      <text:p text:style-name="P7">I am not a human, I am a computer program. He! Hee!! </text:p>
      <text:p text:style-name="P20">Take a good look at the method <text:span text:style-name="Code_20_Char">confess</text:span> , in it we call the private method <text:span text:style-name="Code_20_Char">tell_a_secret</text:span> , so when we call <text:span text:style-name="Code_20_Char">confess</text:span> even outside the class ( <text:span text:style-name="Code_20_Char">h.confess</text:span> ), the confess method which is public calls the private method, since <text:span text:style-name="Code_20_Char">confess</text:span> is inside the class <text:span text:style-name="Code_20_Char">Human</text:span>, it can access any private method without an hindrance, so the program executes perfectly.</text:p>
      <text:h text:style-name="Heading_20_2" text:outline-level="2">Class variables and methods</text:h>
      <text:p text:style-name="P20">Till now we have learned to create a class, we know that a class can have certain attributes, for example a human might have attributes like name, age and blah blah... <text:s/>We know that class can have some functions in it which can be called by variable which is a instance of the class. OK fine well and good. What if we want to call a function or a class without declaring a variable which is the instance of that class? Those functions that can be called without declaring a instance variable that belongs to the class type is called class methods. Those variables that can be accessed without using instance variables are called class variables.</text:p>
      <text:p text:style-name="P20">Lets look at a program that will demonstrate class variables and methods. In the following program <text:span text:style-name="Code_20_Char">class_var_methods.rb</text:span> , I will create a class named <text:span text:style-name="Code_20_Char">Robot</text:span>. It will have a class variable named <text:span text:style-name="Code_20_Char">@@robot_count</text:span> which will keep track of how many Robots that were created. Since its a class variable we indicate it to the computer by using two @ (at) symbols before it, hence in program we denote it like <text:span text:style-name="Code_20_Char">@@robot_count</text:span> .</text:p>
      <text:p text:style-name="P20">We create a function named <text:span text:style-name="Code_20_Char">robots_created</text:span> that will return number of Robots that were created. Notice (in program below) that the function <text:span text:style-name="Code_20_Char">robots_created</text:span> is <text:span text:style-name="Code_20_Char">written</text:span> as <text:span text:style-name="Code_20_Char">self.robots_created</text:span> , the self keyword tells the computer that this function can be called without an instance object being declared.</text:p>
      <text:p text:style-name="P20">Type the program shown below <text:span text:style-name="Code_20_Char">class_var_method.rb</text:span> in text editor and execute it</text:p>
      <text:p text:style-name="Code"># <text:a xlink:type="simple" xlink:href="https://raw.github.com/mindaslab/ilrx/master/class_var_methods.rb">class_var_methods.rb</text:a></text:p>
      <text:p text:style-name="Code"/>
      <text:p text:style-name="Code">class Robot</text:p>
      <text:p text:style-name="Code"><text:tab/>def initialize</text:p>
      <text:p text:style-name="Code"><text:tab/><text:tab/>if defined?(@@robot_count)</text:p>
      <text:p text:style-name="Code"><text:tab/><text:tab/><text:tab/>@@robot_count += 1</text:p>
      <text:p text:style-name="Code"><text:tab/><text:tab/>else</text:p>
      <text:p text:style-name="Code"><text:tab/><text:tab/><text:tab/>@@robot_count = 1</text:p>
      <text:p text:style-name="Code"><text:tab/><text:tab/>end<text:tab/><text:tab/></text:p>
      <text:p text:style-name="Code"><text:tab/>end</text:p>
      <text:p text:style-name="Code"><text:tab/></text:p>
      <text:p text:style-name="Code"><text:tab/>def self.robots_created</text:p>
      <text:p text:style-name="Code"><text:tab/><text:tab/>@@robot_count</text:p>
      <text:p text:style-name="Code"><text:tab/>end</text:p>
      <text:p text:style-name="Code">end</text:p>
      <text:p text:style-name="Code"/>
      <text:p text:style-name="Code">r1 = Robot.new</text:p>
      <text:p text:style-name="Code"><text:soft-page-break/>r2 = Robot.new</text:p>
      <text:p text:style-name="Code">puts "Created #{Robot.robots_created} robots"</text:p>
      <text:p text:style-name="Code">r3, r4, r5 = Robot.new, Robot.new, Robot.new</text:p>
      <text:p text:style-name="Code">puts "Created #{Robot.robots_created} robots"</text:p>
      <text:p text:style-name="P20">When executed the program above will give the following <text:span text:style-name="Code_20_Char">result</text:span></text:p>
      <text:p text:style-name="Code">Created 2 robots </text:p>
      <text:p text:style-name="Code">Created 5 robots </text:p>
      <text:p text:style-name="P20">Lets see the <text:span text:style-name="Code_20_Char">initialize</text:span> method and lets analyze how we keep <text:span text:style-name="Code_20_Char">track</text:span> of number of Robot's created. When the first Robot is created in the statement</text:p>
      <text:p text:style-name="Code">r1 = Robot.new</text:p>
      <text:p text:style-name="P20">The program control goes to the <text:span text:style-name="Code_20_Char">initialize</text:span> method, since its the first <text:span text:style-name="Code_20_Char">time</text:span> the variable <text:span text:style-name="Code_20_Char">@@robot_count</text:span> is not defined, so the condition in the following <text:span text:style-name="Code_20_Char">if</text:span> statement</text:p>
      <text:p text:style-name="P15"><text:tab/><text:tab/>if defined?(@@robot_count)</text:p>
      <text:p text:style-name="Code"><text:tab/><text:tab/><text:tab/>@@robot_count += 1</text:p>
      <text:p text:style-name="Code"><text:tab/><text:tab/>else</text:p>
      <text:p text:style-name="Code"><text:tab/><text:tab/><text:tab/><text:span text:style-name="T3">@@robot_count = 1</text:span></text:p>
      <text:p text:style-name="Code"><text:tab/><text:tab/>end</text:p>
      <text:p text:style-name="P20">fails and the code goes to the <text:span text:style-name="Code_20_Char">else</text:span> part and there <text:span text:style-name="Code_20_Char">@@robot_count = 1</text:span> defines <text:span text:style-name="Code_20_Char">the</text:span> variable <text:span text:style-name="Code_20_Char">@@robot_coun</text:span>t and initializes to value <text:span text:style-name="Code_20_Char">1</text:span>.</text:p>
      <text:p text:style-name="P20">In the second statement where we create robot named <text:span text:style-name="Code_20_Char">r2</text:span> using the following command</text:p>
      <text:p text:style-name="Code">r2 = Robot.new</text:p>
      <text:p text:style-name="P20">The control once again goes to the <text:span text:style-name="Code_20_Char">initialize</text:span> method, there the <text:span text:style-name="Code_20_Char">if</text:span> statement passes as <text:span text:style-name="Code_20_Char">@@robot_count</text:span> has already been defined when we created <text:span text:style-name="Code_20_Char">r1</text:span>, now the <text:span text:style-name="Code_20_Char">@@robot_count</text:span> gets incremented by 1, now becomes 2.</text:p>
      <text:p text:style-name="P20">Next is the puts statement we call <text:span text:style-name="Code_20_Char">Robot.robots_created</text:span> which just returns the <text:span text:style-name="Code_20_Char">@@robot_count</text:span> , hence 2 gets printed. Next in the following statement:</text:p>
      <text:p text:style-name="Code">r3, r4, r5 = Robot.new, Robot.new, Robot.new</text:p>
      <text:p text:style-name="P20">we create three new robots <text:span text:style-name="Code_20_Char">r3</text:span>, <text:span text:style-name="Code_20_Char">r4</text:span> and <text:span text:style-name="Code_20_Char">r5</text:span>. Now the <text:span text:style-name="Code_20_Char">@@robot_count</text:span> will get incremented to <text:span text:style-name="Code_20_Char">5</text:span>. In the next <text:span text:style-name="Code_20_Char">puts</text:span> statement, the result gets printed. The moral of the story is this, class methods have a <text:span text:style-name="Code_20_Char">self.</text:span> (self dot) before them, class variables have two @ (@@) before them.</text:p>
      <text:p text:style-name="P20">Fine, hope everything went right for the reader. Why now we use <text:span text:style-name="Code_20_Char">attr_accessor</text:span> for <text:span text:style-name="Code_20_Char">robot_count</text:span> variable so that our program gets simplified as shown below. Type in and execute it.</text:p>
      <text:p text:style-name="Code"># <text:a xlink:type="simple" xlink:href="https://raw.github.com/mindaslab/ilrx/master/attr_for_classvar.rb">attr_for_classvar.rb</text:a></text:p>
      <text:p text:style-name="Code"># this program dosent work</text:p>
      <text:p text:style-name="Code"/>
      <text:p text:style-name="Code">class Robot</text:p>
      <text:p text:style-name="Code"><text:tab/>attr_reader<office:annotation><dc:creator>kannan </dc:creator><dc:date>2010-10-24T11:08:05</dc:date><text:p text:style-name="P25"><text:span text:style-name="T28">Here attr_reader...see next note in next page..</text:span></text:p></office:annotation><office:annotation><dc:creator>Karthikeyan K</dc:creator><dc:date>2010-10-25T09:33:08</dc:date><text:p text:style-name="P25"><text:span text:style-name="T29">Reply to kannan <text:s/>(10/24/2010, 11:08): "Ya will see abt it"</text:span></text:p><text:p><text:span text:style-name="T30"/></text:p></office:annotation> :robot_count</text:p>
      <text:p text:style-name="Code"><text:tab/></text:p>
      <text:p text:style-name="Code"><text:tab/>def initialize</text:p>
      <text:p text:style-name="Code"><text:tab/><text:tab/>if defined?(@@robot_count)</text:p>
      <text:p text:style-name="Code"><text:tab/><text:tab/><text:tab/>@@robot_count += 1</text:p>
      <text:p text:style-name="Code"><text:tab/><text:tab/>else</text:p>
      <text:p text:style-name="Code"><text:tab/><text:tab/><text:tab/>@@robot_count = 1</text:p>
      <text:p text:style-name="Code"><text:soft-page-break/><text:tab/><text:tab/>end<text:tab/><text:tab/></text:p>
      <text:p text:style-name="Code"><text:tab/>end</text:p>
      <text:p text:style-name="Code">end</text:p>
      <text:p text:style-name="Code"/>
      <text:p text:style-name="Code">r1 = Robot.new</text:p>
      <text:p text:style-name="Code">r2 = Robot.new</text:p>
      <text:p text:style-name="Code">puts "Created #{Robot.robot_count} robots"</text:p>
      <text:p text:style-name="Code">r3, r4, r5 = Robot.new, Robot.new, Robot.new</text:p>
      <text:p text:style-name="Code">puts "Created #{Robot.robot_count} robots"</text:p>
      <text:p text:style-name="P20">What was the result you got? Can <text:span text:style-name="Code_20_Char">attr_accessor</text:span><text:span text:style-name="Code_20_Char"><office:annotation><dc:creator>kannan </dc:creator><dc:date>2010-10-24T11:08:26</dc:date><text:p text:style-name="P25"><text:span text:style-name="T28">attr_accessor....but in pbm it is attr_reader...</text:span></text:p></office:annotation></text:span> be used for class variables?</text:p>
      <text:h text:style-name="Heading_20_2" text:outline-level="2">Inheritance</text:h>
      <text:p text:style-name="P20">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1" text:note-class="footnote"><text:note-citation>1</text:note-citation><text:note-body><text:p text:style-name="Footnote">Uri Gagarin of the Soviet union was the first man to go into space</text:p></text:note-body></text:note>. When man evolved from monkeys he inherited many things from them, for example we look like monkeys, don't believe it? Just go and stand in front of a mirror! </text:p>
      <text:p text:style-name="P20">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 text:style-name="Code_20_Char">inheritance.rb </text:span><text:span text:style-name="Code_20_Char"><text:span text:style-name="T24">. </text:span></text:span><text:span text:style-name="Code_20_Char"><text:span text:style-name="T25">Write the program in text editor and execute it.</text:span></text:span></text:p>
      <text:p text:style-name="Code"># <text:a xlink:type="simple" xlink:href="https://raw.github.com/mindaslab/ilrx/master/inheritance.rb">inheritance.rb</text:a></text:p>
      <text:p text:style-name="Code"/>
      <text:p text:style-name="Code">class Rectangle</text:p>
      <text:p text:style-name="Code"><text:tab/>attr_accessor :length, :width</text:p>
      <text:p text:style-name="Code"><text:tab/></text:p>
      <text:p text:style-name="Code"><text:tab/>def initialize length, width</text:p>
      <text:p text:style-name="Code"><text:tab/><text:tab/>@length = length</text:p>
      <text:p text:style-name="Code"><text:tab/><text:tab/>@width = width</text:p>
      <text:p text:style-name="Code"><text:tab/>end</text:p>
      <text:p text:style-name="Code"><text:tab/></text:p>
      <text:p text:style-name="Code"><text:tab/>def area</text:p>
      <text:p text:style-name="Code"><text:tab/><text:tab/>@length * @width</text:p>
      <text:p text:style-name="Code"><text:tab/>end</text:p>
      <text:p text:style-name="Code"><text:tab/></text:p>
      <text:p text:style-name="Code"><text:tab/>def perimeter</text:p>
      <text:p text:style-name="Code"><text:tab/><text:tab/>2 * (@length + @width)</text:p>
      <text:p text:style-name="Code"><text:tab/>end</text:p>
      <text:p text:style-name="Code">end</text:p>
      <text:p text:style-name="Code"/>
      <text:p text:style-name="Code">class Square &lt; Rectangle</text:p>
      <text:p text:style-name="Code"/>
      <text:p text:style-name="Code"><text:tab/>def initialize length</text:p>
      <text:p text:style-name="Code"><text:tab/><text:tab/>@width = @length = length</text:p>
      <text:p text:style-name="Code"><text:tab/>end</text:p>
      <text:p text:style-name="Code"><text:tab/></text:p>
      <text:p text:style-name="Code"><text:tab/>def side_length</text:p>
      <text:p text:style-name="Code"><text:tab/><text:tab/>@width</text:p>
      <text:p text:style-name="Code"><text:tab/>end</text:p>
      <text:p text:style-name="Code"><text:tab/></text:p>
      <text:p text:style-name="Code"><text:soft-page-break/><text:tab/>def side_length=(length)</text:p>
      <text:p text:style-name="Code"><text:tab/><text:tab/>@width = @height = length</text:p>
      <text:p text:style-name="Code"><text:tab/>end</text:p>
      <text:p text:style-name="Code">end</text:p>
      <text:p text:style-name="Code"/>
      <text:p text:style-name="Code">s = Square.new 5</text:p>
      <text:p text:style-name="Code">puts "Perimeter of the square s is #{s.perimeter}"</text:p>
      <text:p text:style-name="Code">r = Rectangle.new 3, 5</text:p>
      <text:p text:style-name="Code">puts "Area of rectangle r is #{r.area}" </text:p>
      <text:p text:style-name="P20">When executed, the program above produces the following result</text:p>
      <text:p text:style-name="Code">Perimeter of the square s is 20 </text:p>
      <text:p text:style-name="Code">Area of rectangle r is 15 </text:p>
      <text:p text:style-name="P20">Read the program carefully, we have defined a class called <text:span text:style-name="Code_20_Char">Rectangle</text:span> that has two attributes namely <text:span text:style-name="Code_20_Char">@length</text:span> and <text:span text:style-name="Code_20_Char">@width</text:span>. When we initialize it in statement <text:span text:style-name="Code_20_Char">r = Rectangle.new 3, 5</text:span>, we pass these two parameters. When <text:span text:style-name="Code_20_Char">area</text:span> is called the product of these two attributes is returned, when its perimeter is called using some genius formula the perimeter is calculated and returned. Fine , we then define a class called <text:span text:style-name="Code_20_Char">Square</text:span> that inherits the properties of <text:span text:style-name="Code_20_Char">Rectangle</text:span>. To say that the class <text:span text:style-name="Code_20_Char">Square</text:span> inherits <text:span text:style-name="Code_20_Char">Rectangle</text:span> we use a &lt; (less than) sign as shown</text:p>
      <text:p text:style-name="Code">class Square &lt; Rectangle</text:p>
      <text:p text:style-name="P20">Take a look at the initialize method in <text:span text:style-name="Code_20_Char">Square</text:span> class, it takes only one argument length which it uses to set the values of attributes <text:span text:style-name="Code_20_Char">@length</text:span> and <text:span text:style-name="Code_20_Char">@width</text:span> . Since <text:span text:style-name="Code_20_Char">Square</text:span> inherits<text:span text:style-name="Code_20_Char"> Rectangle</text:span> class it gets all attributes and methods of <text:span text:style-name="Code_20_Char">Rectangle</text:span> by default. <text:s/>Having set the <text:span text:style-name="Code_20_Char">@width</text:span> and <text:span text:style-name="Code_20_Char">@height</text:span> of the <text:span text:style-name="Code_20_Char">Square</text:span> we can now call the Square's <text:span text:style-name="Code_20_Char">area</text:span> and <text:span text:style-name="Code_20_Char">perimeter</text:span> functions just like we do that with <text:span text:style-name="Code_20_Char">Rectangle</text:span>.</text:p>
      <text:h text:style-name="Heading_20_2" text:outline-level="2">Overriding Methods</text:h>
      <text:p text:style-name="P20">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2" text:note-class="footnote"><text:note-citation>2</text:note-citation><text:note-body><text:p text:style-name="Footnote">No method error means that the method name called cannot be found, hence an error is raised by the Ruby interpreter</text:p></text:note-body></text:note> is raised.</text:p>
      <text:p text:style-name="P20">To make this clear lets see an example, type and execute <text:span text:style-name="Code_20_Char">override_methods.rb</text:span> </text:p>
      <text:p text:style-name="Code">#!/usr/bin/ruby</text:p>
      <text:p text:style-name="Code"># <text:a xlink:type="simple" xlink:href="https://raw.github.com/mindaslab/ilrx/master/override_methoda.rb">override_methods.rb</text:a></text:p>
      <text:p text:style-name="Code"/>
      <text:p text:style-name="Code">class A</text:p>
      <text:p text:style-name="Code"><text:tab/>def belongs_to</text:p>
      <text:p text:style-name="Code"><text:tab/><text:tab/>puts "I belong to in class A"</text:p>
      <text:p text:style-name="Code"><text:tab/>end</text:p>
      <text:p text:style-name="Code"><text:tab/></text:p>
      <text:p text:style-name="Code"><text:soft-page-break/><text:tab/>def another_method</text:p>
      <text:p text:style-name="Code"><text:tab/><text:tab/>puts "Just another method in class A"</text:p>
      <text:p text:style-name="Code"><text:tab/>end</text:p>
      <text:p text:style-name="Code">end</text:p>
      <text:p text:style-name="Code"/>
      <text:p text:style-name="Code">class B &lt; A</text:p>
      <text:p text:style-name="Code"><text:tab/>def another_method</text:p>
      <text:p text:style-name="Code"><text:tab/><text:tab/>puts "Just another method in class B"</text:p>
      <text:p text:style-name="Code"><text:tab/>end</text:p>
      <text:p text:style-name="Code">end</text:p>
      <text:p text:style-name="Code"/>
      <text:p text:style-name="Code"/>
      <text:p text:style-name="Code">a = A.new</text:p>
      <text:p text:style-name="Code">b = B.new</text:p>
      <text:p text:style-name="Code">a.belongs_to</text:p>
      <text:p text:style-name="Code">a.another_method</text:p>
      <text:p text:style-name="Code">b.belongs_to # This is not overriden so method in class A is called</text:p>
      <text:p text:style-name="Code">b.another_method # This is overridden so method in class B is called</text:p>
      <text:p text:style-name="P20">Result</text:p>
      <text:p text:style-name="Code">I belong to in class A </text:p>
      <text:p text:style-name="Code">Just another method in class A </text:p>
      <text:p text:style-name="Code">I belong to in class A </text:p>
      <text:p text:style-name="Code">Just another method in class B </text:p>
      <text:p text:style-name="P20">Take a look at the result. When <text:span text:style-name="Code_20_Char">a.belongs_to</text:span> is called the program prints out <text:span text:style-name="Code_20_Char">I belong to in </text:span><text:span text:style-name="Code_20_Char">class A</text:span> as it was defined in class A. When <text:span text:style-name="Code_20_Char">a.another_method</text:span> is called we see the program prints out <text:span text:style-name="Code_20_Char">Just another method in class A</text:span> as it was defined in class A . When <text:span text:style-name="Code_20_Char">b. belongs_to</text:span> is called the program once again prints out <text:span text:style-name="T20">I</text:span><text:span text:style-name="Code_20_Char"> belong to in class A </text:span>as there is no <text:span text:style-name="Code_20_Char">belongs_to</text:span> method in class B and hence the parent method is called. See the drama when <text:span text:style-name="Code_20_Char">b.another_method</text:span> is called , the program prints out <text:s/><text:span text:style-name="Code_20_Char">Just another method in class B</text:span> and not <text:span text:style-name="Code_20_Char">Just another method in class A </text:span>as B has <text:span text:style-name="Code_20_Char">another_method</text:span> in its scope, so there is no need to look for that method in class A.</text:p>
      <text:p text:style-name="P20">We will take the concept of overriding a step further, know that everything in Ruby is a object. Ruby is purely an object oriented programing language. Shoot up your irb and type the following</text:p>
      <text:p text:style-name="Code">&gt;&gt; "Something".class </text:p>
      <text:p text:style-name="Code">=&gt; String </text:p>
      <text:p text:style-name="Code">&gt;&gt; 1.class </text:p>
      <text:p text:style-name="Code">=&gt; Fixnum </text:p>
      <text:p text:style-name="Code">&gt;&gt; 3.14278.class </text:p>
      <text:p text:style-name="Code">=&gt; Float</text:p>
      <text:p text:style-name="P20">When ever in Ruby you put an <text:span text:style-name="Code_20_Char">.class</text:span> after object it returns the class to which the object belongs. So we <text:s/>see that numbers like 1, 2 ,3........ belong to the <text:span text:style-name="Code_20_Char">Fixnum</text:span> class. Lets override its key method the + . Plus sign is used in Ruby to add two numbers. Try these examples in your irb</text:p>
      <text:p text:style-name="Code">&gt;&gt; 1+2 </text:p>
      <text:p text:style-name="Code">=&gt; 3 </text:p>
      <text:p text:style-name="Code">&gt;&gt; 478+90 </text:p>
      <text:p text:style-name="Code">=&gt; 568</text:p>
      <text:p text:style-name="P20">So we see that when there is a Fixnum, followed by a plus sign and another Fixnum Ruby interpreter adds these two <text:s/>Fixnum's which is returned as result. Lets now mess up with the plus <text:soft-page-break/>sign. Take a look at override_methods_1.rb , type it in your text editor and execute it.</text:p>
      <text:p text:style-name="Code"># <text:a xlink:type="simple" xlink:href="https://raw.github.com/mindaslab/ilrx/master/override_methods_1.rb">override_methods_1.rb</text:a></text:p>
      <text:p text:style-name="Code"/>
      <text:p text:style-name="Code">class Fixnum</text:p>
      <text:p text:style-name="Code"><text:tab/><text:span text:style-name="T3">def + a</text:span></text:p>
      <text:p text:style-name="P6"><text:tab/><text:tab/>416</text:p>
      <text:p text:style-name="P6"><text:tab/>end</text:p>
      <text:p text:style-name="Code">end</text:p>
      <text:p text:style-name="Code"/>
      <text:p text:style-name="Code">puts 3+5</text:p>
      <text:p text:style-name="Code">puts 7+12</text:p>
      <text:p text:style-name="Text_20_body">Result</text:p>
      <text:p text:style-name="Code">416 </text:p>
      <text:p text:style-name="Code">416 </text:p>
      <text:p text:style-name="P20">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16"><text:tab/>def + a</text:p>
      <text:p text:style-name="P8"><text:tab/><text:tab/>416</text:p>
      <text:p text:style-name="P8"><text:tab/>end</text:p>
      <text:p text:style-name="P20">In it we have redefined the method + in Fixnum class. In it, we have said no matter what ever be the value of a ( that is number that is at the right side of + sign in addition, ) we must return a value of 416, so the Ruby interpreter simply obeys it.</text:p>
      <text:p text:style-name="P20">Fixnum is a core class of Ruby, in many programming languages (for example Java) , one does not have the luxury to modify the core class as Ruby allows it to do. Many authors and programming gurus who have written books about Ruby <text:s/>have called this Ruby feature as a dangerous one, its dangerous indeed, if you do modify a important class <text:s/>in Ruby and if our code is buried deep in a project, some times it can result in severe logical errors in our program and sometimes may cost lot of resource waste as one needs to bury himself to debug the code. So before overriding methods in a important or core class please think, and then do make a leap.</text:p>
      <text:h text:style-name="Heading_20_2" text:outline-level="2">Extending class</text:h>
      <text:p text:style-name="P20">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 <text:a xlink:type="simple" xlink:href="https://raw.github.com/mindaslab/ilrx/master/extending_class.rb">extending_class.rb</text:a></text:p>
      <text:p text:style-name="Code"/>
      <text:p text:style-name="Code">class Fixnum</text:p>
      <text:p text:style-name="Code"><text:tab/>def minute</text:p>
      <text:p text:style-name="Code"><text:tab/><text:tab/>to_s.to_i * 60</text:p>
      <text:p text:style-name="Code"><text:tab/>end</text:p>
      <text:p text:style-name="Code"><text:tab/></text:p>
      <text:p text:style-name="Code"><text:tab/>def hour</text:p>
      <text:p text:style-name="Code"><text:soft-page-break/><text:tab/><text:tab/>to_s.to_i.minute * 60</text:p>
      <text:p text:style-name="Code"><text:tab/>end</text:p>
      <text:p text:style-name="Code"><text:tab/></text:p>
      <text:p text:style-name="Code"><text:tab/>def day</text:p>
      <text:p text:style-name="Code"><text:tab/><text:tab/>to_s.to_i.hour * 24</text:p>
      <text:p text:style-name="Code"><text:tab/>end</text:p>
      <text:p text:style-name="Code"><text:tab/></text:p>
      <text:p text:style-name="Code"><text:tab/>def week</text:p>
      <text:p text:style-name="Code"><text:tab/><text:tab/>to_s.to_i.day * 7</text:p>
      <text:p text:style-name="Code"><text:tab/>end</text:p>
      <text:p text:style-name="Code">end</text:p>
      <text:p text:style-name="Text_20_body"/>
      <text:p text:style-name="Code">puts Time.now + 2.week</text:p>
      <text:p text:style-name="Text_20_body">Result</text:p>
      <text:p text:style-name="Code">Wed Apr 07 16:55:44 +0530 2010 </text:p>
      <text:p text:style-name="P20">The program puts what would be Time exactly 2 weeks from current second, note that we do it by this statement :</text:p>
      <text:p text:style-name="Code">puts Time.now + 2.week</text:p>
      <text:p text:style-name="P20">The <text:span text:style-name="Code_20_Char">Time.now</text:span> gets the current Time instance, to which we add <text:span text:style-name="Code_20_Char">2.week</text:span>. In reality, the native Fixnum class has no method named <text:span text:style-name="Code_20_Char">week</text:span> in it but see in the program we have defined a Fixnum class which has method name <text:span text:style-name="Code_20_Char">week</text:span>, when its called it returns number of seconds in a week which can be added or subtracted to time object to get past and future time.</text:p>
      <text:p text:style-name="P20">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Heading_20_2" text:outline-level="2">Reflection</text:h>
      <text:p text:style-name="P20">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20">OK, so lets jump in. We will try out these examples in irb , so in your terminal type irb –simple-prompt . In the irb prompt <text:s/>below I have declared a String variable <text:span text:style-name="Code_20_Char">a</text:span> and set it to a value <text:span text:style-name="Code_20_Char">“Some string”</text:span> <text:s/></text:p>
      <text:p text:style-name="Code">&gt;&gt; a = "Some string" </text:p>
      <text:p text:style-name="Code">=&gt; "Some string" </text:p>
      <text:p text:style-name="P20">Now lets see that what methods are available with variable that we can use. To do so type <text:span text:style-name="Code_20_Char">a.methods</text:span> in irb</text:p>
      <text:p text:style-name="Code">&gt;&gt; a.methods </text:p>
      <text:p text:style-name="Code">=&gt; ["upcase!", "zip", "find_index", "between?", "to_f", "minmax", "lines", <text:soft-page-break/>"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20">As you can see <text:span text:style-name="Code_20_Char">a.methods</text:span> returns the methods / functions that can be used upon a String. Next we will try out and find what <text:s/>class or type <text:span text:style-name="Code_20_Char">a</text:span> belongs. Of course we know that it belongs to String type, but for the sake of learning to program type a.class into irb</text:p>
      <text:p text:style-name="Code">&gt;&gt; a.class </text:p>
      <text:p text:style-name="Code">=&gt; String </text:p>
      <text:p text:style-name="P20">and it faithfully returns that a is of the type String.</text:p>
      <text:p text:style-name="P20">Fine we have seen some thing about reflection till now. To understand it better lets define our own class and see how reflection works upon it. Type the program (below) reflection.rb into a text editor and execute it. </text:p>
      <text:p text:style-name="Code"># <text:a xlink:type="simple" xlink:href="https://raw.github.com/mindaslab/ilrx/master/reflection.rb">reflection.rb</text:a></text:p>
      <text:p text:style-name="Code"/>
      <text:p text:style-name="Code">class Someclass</text:p>
      <text:p text:style-name="Code"><text:tab/>attr_accessor :a, :b</text:p>
      <text:p text:style-name="Code"><text:tab/></text:p>
      <text:p text:style-name="Code"><text:tab/>private</text:p>
      <text:p text:style-name="Code"><text:tab/># A dummy private method</text:p>
      <text:p text:style-name="Code"><text:tab/>def private_method</text:p>
      <text:p text:style-name="Code"><text:tab/>end</text:p>
      <text:p text:style-name="Code"><text:tab/></text:p>
      <text:p text:style-name="Code"><text:tab/>protected</text:p>
      <text:p text:style-name="Code"><text:tab/># A dummy protected method</text:p>
      <text:p text:style-name="Code"><text:tab/>def protected_method</text:p>
      <text:p text:style-name="Code"><text:tab/>end</text:p>
      <text:p text:style-name="Code"><text:tab/></text:p>
      <text:p text:style-name="Code"><text:tab/>public</text:p>
      <text:p text:style-name="Code"><text:tab/># A dummy public method</text:p>
      <text:p text:style-name="Code"><text:tab/>def public_method</text:p>
      <text:p text:style-name="Code"><text:tab/>end</text:p>
      <text:p text:style-name="Code">end</text:p>
      <text:p text:style-name="Code"/>
      <text:p text:style-name="Code">something = Someclass.new</text:p>
      <text:p text:style-name="Code">something.a = 'a'</text:p>
      <text:p text:style-name="Code">something.b = 123</text:p>
      <text:p text:style-name="Code"><text:soft-page-break/>puts "something belongs to #{something.class}"</text:p>
      <text:p text:style-name="Code">puts</text:p>
      <text:p text:style-name="Code">puts "something has the following instance variables:"</text:p>
      <text:p text:style-name="Code">puts something.instance_variables.join(', ')</text:p>
      <text:p text:style-name="Code">puts</text:p>
      <text:p text:style-name="Code">puts "something has the following methods:"</text:p>
      <text:p text:style-name="Code">puts something.methods.join(', ')</text:p>
      <text:p text:style-name="Code">puts</text:p>
      <text:p text:style-name="Code">puts "something has the following public methods:"</text:p>
      <text:p text:style-name="Code">puts something.public_methods.join(', ')</text:p>
      <text:p text:style-name="Code">puts</text:p>
      <text:p text:style-name="Code">puts "something has the following private methods:"</text:p>
      <text:p text:style-name="Code">puts something.private_methods.join(', ')</text:p>
      <text:p text:style-name="Code">puts</text:p>
      <text:p text:style-name="Code">puts "something has the following protected methods:"</text:p>
      <text:p text:style-name="Code">puts something.protected_methods.join(', ')</text:p>
      <text:p text:style-name="Text_20_body">Output</text:p>
      <text:p text:style-name="Code">something belongs to Someclass </text:p>
      <text:p text:style-name="Code"/>
      <text:p text:style-name="Code">something has the following instance variables: </text:p>
      <text:p text:style-name="Code">@a, @b </text:p>
      <text:p text:style-name="Code"/>
      <text:p text:style-name="Code">something has the following methods: </text:p>
      <text:p text:style-name="Code">inspect, <text:span text:style-name="T3">protected_method</text:span>, tap, clone, public_methods, __send__, object_id, instance_variable_defined?, equal?, freeze, extend, send, methods, <text:span text:style-name="T3">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Code"/>
      <text:p text:style-name="Code">something has the following public methods: </text:p>
      <text:p text:style-name="Code">inspect, tap, clone, public_methods, __send__, object_id, instance_variable_defined?, equal?, freeze, extend, send, methods, <text:span text:style-name="T3">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Code"/>
      <text:p text:style-name="Code">something has the following private methods: </text:p>
      <text:p text:style-name="Code">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3">private_method</text:span>, fork, String, select, sleep, gsub, sprintf, autoload, readline, at_exit, __method__ </text:p>
      <text:p text:style-name="Code"/>
      <text:p text:style-name="Code">something has the following protected methods: </text:p>
      <text:p text:style-name="Code">protected_method </text:p>
      <text:p text:style-name="P20">You must have got pretty big output as shown above. Lets now walkthru the code. First we define a class called <text:span text:style-name="Code_20_Char">Someclass</text:span> in which we have two attributes / class variables <text:span text:style-name="Code_20_Char">a</text:span> <text:s/>and <text:span text:style-name="Code_20_Char">b</text:span>. We have a private method called <text:span text:style-name="Code_20_Char">private_method</text:span> , protected method called <text:span text:style-name="Code_20_Char">protected_method</text:span> and public method called <text:span text:style-name="Code_20_Char">public_method</text:span>.</text:p>
      <text:p text:style-name="P20">After defining the class we create a variable called <text:span text:style-name="Code_20_Char">something</text:span> of the type <text:span text:style-name="Code_20_Char">Someclass</text:span> and give <text:soft-page-break/>values to its attributes in the following lines</text:p>
      <text:p text:style-name="Code">something = Someclass.new</text:p>
      <text:p text:style-name="Code">something.a = 'a'</text:p>
      <text:p text:style-name="Code">something.b = 123</text:p>
      <text:p text:style-name="P20">Next we ask the ruby interpreter to print the class of variable something using the following statement <text:span text:style-name="Code_20_Char">puts "something belongs to #{something.class}"</text:span> which it faithfully does and so we get the following output:</text:p>
      <text:p text:style-name="Code">something belongs to Someclass</text:p>
      <text:p text:style-name="P20">Next we would like to know that if <text:span text:style-name="Code_20_Char">something</text:span> which is an object of type <text:span text:style-name="Code_20_Char">Someclass</text:span> has any instance variables. To know it we command as</text:p>
      <text:p text:style-name="Code">puts "something has the following instance variables:"</text:p>
      <text:p text:style-name="Code">puts something.instance_variables.join(', ')</text:p>
      <text:p text:style-name="P20">for which we get the following output</text:p>
      <text:p text:style-name="Code">something has the following instance variables: </text:p>
      <text:p text:style-name="Code">@a, @b </text:p>
      <text:p text:style-name="P20">Next we would like to know what methods are there with something that can be used. To know that we can use the methods function, so we write the following code:</text:p>
      <text:p text:style-name="Code">puts "something has the following methods:"</text:p>
      <text:p text:style-name="Code">puts something.methods.join(', ')</text:p>
      <text:p text:style-name="P20">In the above code <text:span text:style-name="Code_20_Char">something.methods</text:span> returns an array of methods, this must be converted to a string which is done by the <text:span text:style-name="Code_20_Char">join</text:span> method. The elements of the array are joined by the String passed to the <text:span text:style-name="Code_20_Char">join</text:span> method. Notice that there are more methods than we have defined, thats because even <text:span text:style-name="Code_20_Char">Someclass</text:span> is of type <text:span text:style-name="Code_20_Char">Object</text:span><text:note text:id="ftn3" text:note-class="footnote"><text:note-citation>3</text:note-citation><text:note-body><text:p text:style-name="Footnote">Object is one of the most fundamental class in Ruby upon which almost all other classes are built upon. All classes implicitly inherit Object </text:p></text:note-body></text:note> which itself has many methods of its own. In Ruby everything is a Object!</text:p>
      <text:p text:style-name="P20">The methods and <text:span text:style-name="Code_20_Char">public_methods</text:span> of any Object returns the same result. So we will skip the discussion on these</text:p>
      <text:p text:style-name="Code">puts "something has the following public methods:"</text:p>
      <text:p text:style-name="Code">puts something.public_methods.join(', ')</text:p>
      <text:p text:style-name="P20">statements</text:p>
      <text:p text:style-name="P20">Next we want to know what are the private, public and protected methods are, that are in <text:span text:style-name="Code_20_Char">Someclass</text:span>, since <text:span text:style-name="Code_20_Char">something</text:span> belongs to <text:span text:style-name="Code_20_Char">Someclass</text:span>, private methods can be got using <text:span text:style-name="Code_20_Char">private_methods</text:span> function, thus by giving the following statements</text:p>
      <text:p text:style-name="Code">puts "something has the following private methods:"</text:p>
      <text:p text:style-name="Code">puts something.private_methods.join(', ')</text:p>
      <text:p text:style-name="Text_20_body">We are able to get private methods in some class. </text:p>
      <text:p text:style-name="P20">Similarly protected methods are got by using <text:span text:style-name="Code_20_Char">protected_methods</text:span> function which I won't discuss due to my laziness. </text:p>
      <text:h text:style-name="Heading_20_2" text:outline-level="2"><text:soft-page-break/>Encapsulation</text:h>
      <text:p text:style-name="P20">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20">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20">Another great example of encapsulation is your car. Under the hood your car has thousands of parts that turn this way and that way, yet all you need to do is to turn on the key and operate the steering wheel and pedals<text:note text:id="ftn4" text:note-class="footnote"><text:note-citation>4</text:note-citation><text:note-body><text:p text:style-name="Footnote">Gears are slowly being eliminated in todays cars</text:p></text:note-body></text:note> to get a driving experience. There is no need for you to bother what goes on behind the hood.</text:p>
      <text:p text:style-name="P20">Lets see a small example that will explain to us how encapsulation works. Type out the program <text:span text:style-name="Code_20_Char">encapsulation.rb</text:span> in your text editor and execute it.</text:p>
      <text:p text:style-name="Code"># <text:a xlink:type="simple" xlink:href="https://raw.github.com/mindaslab/ilrx/master/encapsulation.rb">encapsulation.rb</text:a></text:p>
      <text:p text:style-name="Code"/>
      <text:p text:style-name="Code">class Human</text:p>
      <text:p text:style-name="Code"><text:tab/>attr_reader :firstname, :lastname</text:p>
      <text:p text:style-name="Code"><text:tab/></text:p>
      <text:p text:style-name="Code"><text:tab/><text:span text:style-name="T3">def name=(name)</text:span></text:p>
      <text:p text:style-name="P6"><text:tab/><text:tab/>@firstname, @lastname = name.split</text:p>
      <text:p text:style-name="P6"><text:tab/>end</text:p>
      <text:p text:style-name="Code">end</text:p>
      <text:p text:style-name="Code"/>
      <text:p text:style-name="Code">guy = Human.new</text:p>
      <text:p text:style-name="Code">guy.name = "Ramanuja Iyengaar" </text:p>
      <text:p text:style-name="Code">puts "First name: #{guy.firstname}"</text:p>
      <text:p text:style-name="Code">puts "Last name: #{guy.lastname}"</text:p>
      <text:p text:style-name="P20">Output</text:p>
      <text:p text:style-name="Code">First name: Ramanuja </text:p>
      <text:p text:style-name="Code">Last name: Iyengaar </text:p>
      <text:p text:style-name="P20">So we get the first name of the person as Ramanuja and last name as Iyengar. These two lines are printed out due to the following statements</text:p>
      <text:p text:style-name="Code">puts "First name: #{guy.firstname}"</text:p>
      <text:p text:style-name="Code">puts "Last name: #{guy.lastname}"</text:p>
      <text:p text:style-name="P20">See the two lines before these statements. First we declare a new variable named guy of the type human by writing <text:span text:style-name="Code_20_Char">guy =</text:span> <text:span text:style-name="Code_20_Char">Human.new</text:span> , next we set <text:span text:style-name="Code_20_Char">guy.name = "Ramanuja Iyengaar"</text:span> <text:s/>, but in the first puts statement we call <text:span text:style-name="Code_20_Char">guy.firstname</text:span> and in the next one we call <text:span text:style-name="Code_20_Char">guy.lastname</text:span> and we get the answers! This is because inside the program in the method called <text:span text:style-name="Code_20_Char">name</text:span> (see highlighted code) we split it and assign the word before space as <text:span text:style-name="Code_20_Char">@firstname</text:span> and word after space as <text:span text:style-name="Code_20_Char">@lastname</text:span> <text:soft-page-break/>using the following piece of code:</text:p>
      <text:p text:style-name="P8">@firstname, @lastname = name.split</text:p>
      <text:p text:style-name="P20">So when we call <text:span text:style-name="Code_20_Char">guy.firstname</text:span> and <text:span text:style-name="Code_20_Char">guy.lastname</text:span> it gets printed faithfully. Note that outside the class we never set the <text:span text:style-name="Code_20_Char">@first_name</text:span> and <text:span text:style-name="Code_20_Char">@last_name</text:span>, it was totally encapsulated from us.</text:p>
      <text:p text:style-name="P20">One might be wondering what the statement attr_reader :firstname, :lastname does? It declares two variables <text:span text:style-name="Code_20_Char">@first_name</text:span> and <text:span text:style-name="Code_20_Char">@last_name</text:span>. The attr_reader signifies that the two variables can only be read by program outside the class, in other words if we try to set <text:span text:style-name="Code_20_Char">guy.first_name = “Ramanuja”</text:span> the Ruby interpreter will throw out an error.</text:p>
      <text:h text:style-name="Heading_20_2" text:outline-level="2">Polymorphism</text:h>
      <text:p text:style-name="P20">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Code">&gt;&gt; "Hello " + "World!" </text:p>
      <text:p text:style-name="Code">=&gt; "Hello World!" </text:p>
      <text:p text:style-name="P20">Now lets use this plus sign on numbers. We now stick it between 134 and 97. When we do that we get the answer as 231 and not as 13497. Why? Its because the plus sign is trained to do different things when its stuck in between different things.</text:p>
      <text:p text:style-name="P17">&gt;&gt; 134 + 97 </text:p>
      <text:p text:style-name="P9">=&gt; 231 </text:p>
      <text:p text:style-name="P20">When you stick it in between String's<text:note text:id="ftn5" text:note-class="footnote"><text:note-citation>5</text:note-citation><text:note-body><text:p text:style-name="Footnote">A piece of text</text:p></text:note-body></text:note> it joins them, when you stick it in between numbers it adds them. So the operator plus takes many forms or does different operations depending upon the situation.</text:p>
      <text:p text:style-name="P20">In a similar way what will happen if we multiply a string by a number. Well when we do it as shown below</text:p>
      <text:p text:style-name="P17">&gt;&gt; "Hello"*5 </text:p>
      <text:p text:style-name="P9">=&gt; "HelloHelloHelloHelloHello" </text:p>
      <text:p text:style-name="P20">we see that string is printed the number of times. So multiplying “Hello” by 6 prints “Hello” six times. In the next example we assign value six to a variable named hello and multiply it by five</text:p>
      <text:p text:style-name="P17">&gt;&gt; Hello = 6 </text:p>
      <text:p text:style-name="P9">=&gt; 6 </text:p>
      <text:p text:style-name="P9">&gt;&gt; Hello*5 </text:p>
      <text:p text:style-name="P9"><text:soft-page-break/>=&gt; 30 </text:p>
      <text:p text:style-name="P20">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20">In a similar way the length operator / function, when you are finding out the length of a string, it tells the number of characters in it.</text:p>
      <text:p text:style-name="P17">&gt;&gt; "some text".length </text:p>
      <text:p text:style-name="P9">=&gt; 9</text:p>
      <text:p text:style-name="P20">When you are finding the length of an array it tells the number of elements the array has.</text:p>
      <text:p text:style-name="P17">&gt;&gt; [5, 7, "some text", Time.now].length </text:p>
      <text:p text:style-name="P9">=&gt; 4 </text:p>
      <text:p text:style-name="P20">So we see that in Ruby, a thing can do different things, just like an real world object does<text:note text:id="ftn6" text:note-class="footnote"><text:note-citation>6</text:note-citation><text:note-body><text:p text:style-name="Footnote">Like nuclear energy can be used to explode an atomic bomb or power an entire city, depending on what humans decide to do with it</text:p></text:note-body></text:note>.</text:p>
      <text:h text:style-name="Heading_20_2" text:outline-level="2">Class Constants</text:h>
      <text:p text:style-name="P20">Just like any other programming language, one can have a constant values in a class in Ruby. Lets jump into action, take a look at the following program <text:span text:style-name="Code_20_Char">class_constant.rb</text:span> , it source code is like this</text:p>
      <text:p text:style-name="Code">#!/usr/bin/ruby</text:p>
      <text:p text:style-name="Code"># <text:a xlink:type="simple" xlink:href="https://raw.github.com/mindaslab/ilrx/master/class_constant.rb">class_constant.rb</text:a></text:p>
      <text:p text:style-name="Code"/>
      <text:p text:style-name="Code">class Something</text:p>
      <text:p text:style-name="Code"><text:tab/><text:span text:style-name="T3">Const = 25</text:span></text:p>
      <text:p text:style-name="Code">end</text:p>
      <text:p text:style-name="Code"/>
      <text:p text:style-name="Code">puts <text:span text:style-name="T3">Something::Const</text:span></text:p>
      <text:p text:style-name="P19">Output</text:p>
      <text:p text:style-name="P8">25</text:p>
      <text:p text:style-name="P20">Note the pieces of code I have darkened. In the class Something, you see the statement <text:span text:style-name="Code_20_Char">Const = 25</text:span>. If you were reading this book well, you might realize that constant in Ruby starts with a capital letter. In the class Something, we have declared a constant names <text:span text:style-name="Code_20_Char">Const</text:span> and assigned it to <text:span text:style-name="Code_20_Char">25</text:span>.</text:p>
      <text:p text:style-name="P20">Note the statement <text:span text:style-name="Code_20_Char">puts Something::Const</text:span> . <text:span text:style-name="Code_20_Char">puts</text:span> is for printing almost anything thrown at it. Here we throw <text:span text:style-name="Code_20_Char">Something::Const</text:span> and it faithfully prints out the constant value. So class constants can be access by <text:span text:style-name="Code_20_Char">&lt;class_name&gt;::&lt;constant_name&gt;</text:span> , this is how you access constants of a class.</text:p>
      <text:p text:style-name="P20">Let's see how class instance can access a class constant. Type the program <text:span text:style-name="Code_20_Char">class_constant_1.rb</text:span></text:p>
      <text:p text:style-name="Code">#!/usr/bin/ruby</text:p>
      <text:p text:style-name="Code"># <text:a xlink:type="simple" xlink:href="https://raw.github.com/mindaslab/ilrx/master/class_constant.rb">class_constant.rb</text:a></text:p>
      <text:p text:style-name="Code"/>
      <text:p text:style-name="Code">class Something</text:p>
      <text:p text:style-name="Code"><text:soft-page-break/><text:tab/>Const = 25</text:p>
      <text:p text:style-name="Code">end</text:p>
      <text:p text:style-name="P18"/>
      <text:p text:style-name="Code">puts Something::Const</text:p>
      <text:p text:style-name="Code">s = Something.new</text:p>
      <text:p text:style-name="Code">puts <text:span text:style-name="T3">s.Const</text:span></text:p>
      <text:p text:style-name="Text_20_body">Output</text:p>
      <text:p text:style-name="Code">25 </text:p>
      <text:p text:style-name="Code">class_constant_1.rb:10: undefined method `Const' for #&lt;Something:0xb745eb58&gt; (NoMethodError) </text:p>
      <text:p text:style-name="P20">So in this program (above) we have declared a variable <text:span text:style-name="Code_20_Char">s</text:span> whose class is <text:span text:style-name="Code_20_Char">Something</text:span>. In line <text:span text:style-name="Code_20_Char">puts s.Const</text:span> , we try to access the constant value inside something via its instance variable <text:span text:style-name="Code_20_Char">s</text:span> and we get a No Method Error, or the Ruby interpreter thinks <text:span text:style-name="Code_20_Char">Const</text:span> is a method since we use <text:span text:style-name="Code_20_Char">s</text:span> dot <text:span text:style-name="Code_20_Char">Const</text:span>. To fix this issue, you can write a method called <text:span text:style-name="Code_20_Char">Const</text:span> and call it as shown in <text:span text:style-name="Code_20_Char">class_constant_2.rb</text:span></text:p>
      <text:p text:style-name="Code">#!/usr/bin/ruby</text:p>
      <text:p text:style-name="Code"># <text:a xlink:type="simple" xlink:href="https://raw.github.com/mindaslab/ilrx/master/class_constant_2.rb">class_constant_2.rb</text:a></text:p>
      <text:p text:style-name="Code"/>
      <text:p text:style-name="Code">class Something</text:p>
      <text:p text:style-name="Code"><text:tab/>Const = 25</text:p>
      <text:p text:style-name="Code"><text:tab/></text:p>
      <text:p text:style-name="Code"><text:tab/><text:span text:style-name="T3">def Const</text:span></text:p>
      <text:p text:style-name="P6"><text:tab/><text:tab/>Const</text:p>
      <text:p text:style-name="P6"><text:tab/>end</text:p>
      <text:p text:style-name="Code">end</text:p>
      <text:p text:style-name="Code"/>
      <text:p text:style-name="Code">puts Something::Const</text:p>
      <text:p text:style-name="Code">s = Something.new</text:p>
      <text:p text:style-name="Code">puts s.Const</text:p>
      <text:p text:style-name="P20">Output</text:p>
      <text:p text:style-name="Code">25</text:p>
      <text:p text:style-name="Code">25</text:p>
      <text:p text:style-name="P20">So defining a method<text:note text:id="ftn7" text:note-class="footnote"><text:note-citation>7</text:note-citation><text:note-body><text:p text:style-name="Footnote">It's not necessary that the method should have the same name as the constant.</text:p></text:note-body></text:note> and returning <text:span text:style-name="Code_20_Char">Const</text:span> from it solves the problem.</text:p>
      <text:p text:style-name="P20">Some might think one can access class constant value using the instance variable by using double colon (::) instead of the dot operator as shown in <text:span text:style-name="Code_20_Char">class_constant_3.rb</text:span> , well it wont work as you can see from its output</text:p>
      <text:p text:style-name="Code">#!/usr/bin/ruby</text:p>
      <text:p text:style-name="Code"># <text:a xlink:type="simple" xlink:href="https://raw.github.com/mindaslab/ilrx/master/class_constant_3.rb">class_constant_3.rb</text:a></text:p>
      <text:p text:style-name="Code"/>
      <text:p text:style-name="Code">class Something</text:p>
      <text:p text:style-name="Code"><text:tab/>Const = 25</text:p>
      <text:p text:style-name="Code"><text:tab/></text:p>
      <text:p text:style-name="Code"><text:tab/>def Const</text:p>
      <text:p text:style-name="Code"><text:tab/><text:tab/>Const</text:p>
      <text:p text:style-name="Code"><text:tab/>end</text:p>
      <text:p text:style-name="Code">end</text:p>
      <text:p text:style-name="Code"/>
      <text:p text:style-name="Code">puts Something::Const</text:p>
      <text:p text:style-name="Code">s = Something.new</text:p>
      <text:p text:style-name="Code">puts s::Const</text:p>
      <text:p text:style-name="P20">Output</text:p>
      <text:p text:style-name="Code"><text:soft-page-break/>25 </text:p>
      <text:p text:style-name="Code">class_constant_3.rb:14: #&lt;Something:0xb74029fc&gt; is not a class/module (TypeError)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in"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Text_20_body">
      <style:paragraph-properties fo:margin-top="0in" fo:margin-bottom="0in" style:line-height-at-least="0in" fo:background-color="transparent" style:shadow="none">
        <style:background-image/>
      </style:paragraph-properties>
      <style:text-properties style:font-name="Nimbus Mono L" fo:font-size="10pt" style:font-size-asian="10.5pt"/>
    </style:style>
    <style:style style:name="Code_20_Char" style:display-name="Code Char" style:family="text">
      <style:text-properties style:font-name="Nimbus Mono L" fo:font-size="10pt" fo:font-style="obliqu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5T22:51:55</dc:date>
    <dc:creator>Karthikeyan K</dc:creator>
    <meta:editing-duration>PT2H5M37S</meta:editing-duration>
    <meta:editing-cycles>19</meta:editing-cycles>
    <meta:document-statistic meta:table-count="0" meta:image-count="1" meta:object-count="0" meta:page-count="20" meta:paragraph-count="563" meta:word-count="6066" meta:character-count="36316" meta:non-whitespace-character-count="30458"/>
  </office:meta>
</office:document-meta>
</file>